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 Narrow" svg:font-family="'Arial Narro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0.5pt" style:font-size-asian="9.14999961853027pt" style:font-size-complex="10.5pt"/>
    </style:style>
    <style:style style:name="P3" style:family="paragraph" style:parent-style-name="Standard">
      <style:paragraph-properties fo:text-align="justify" style:justify-single-word="false"/>
      <style:text-properties fo:font-size="10.5pt" officeooo:rsid="000ed887" officeooo:paragraph-rsid="000ed887" style:font-size-asian="9.14999961853027pt" style:font-size-complex="10.5pt"/>
    </style:style>
    <style:style style:name="P4" style:family="paragraph" style:parent-style-name="Standard">
      <style:paragraph-properties fo:text-align="justify" style:justify-single-word="false"/>
      <style:text-properties fo:font-size="10.5pt" officeooo:rsid="00117b11" officeooo:paragraph-rsid="00117b11" style:font-size-asian="9.14999961853027pt" style:font-size-complex="10.5pt"/>
    </style:style>
    <style:style style:name="P5" style:family="paragraph" style:parent-style-name="Standard">
      <style:paragraph-properties fo:text-align="justify" style:justify-single-word="false"/>
      <style:text-properties officeooo:paragraph-rsid="0018e0a1"/>
    </style:style>
    <style:style style:name="P6" style:family="paragraph" style:parent-style-name="Standard">
      <style:paragraph-properties fo:text-align="justify" style:justify-single-word="false"/>
      <style:text-properties fo:font-size="10.5pt" officeooo:rsid="00117b11" officeooo:paragraph-rsid="00117b11" style:font-size-asian="9.14999961853027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officeooo:rsid="00117b11" officeooo:paragraph-rsid="001716c7" style:font-size-asian="9.14999961853027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rsid="00117b11" officeooo:paragraph-rsid="0018e0a1" style:font-size-asian="9.14999961853027pt" style:font-size-complex="10.5pt"/>
    </style:style>
    <style:style style:name="P9" style:family="paragraph" style:parent-style-name="Standard">
      <style:paragraph-properties fo:text-align="justify" style:justify-single-word="false"/>
      <style:text-properties fo:font-size="10.5pt" officeooo:rsid="00117b11" officeooo:paragraph-rsid="001a4d95" style:font-size-asian="9.14999961853027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17b11" officeooo:paragraph-rsid="001b53ff" style:font-size-asian="9.14999961853027pt" style:font-size-complex="10.5pt"/>
    </style:style>
    <style:style style:name="P11" style:family="paragraph" style:parent-style-name="Standard">
      <style:paragraph-properties fo:text-align="justify" style:justify-single-word="false"/>
      <style:text-properties fo:font-size="10.5pt" officeooo:rsid="00117b11" officeooo:paragraph-rsid="001c641c" style:font-size-asian="9.14999961853027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10.5pt" officeooo:rsid="00117b11" officeooo:paragraph-rsid="002138a0" style:font-size-asian="9.14999961853027pt" style:font-size-complex="10.5pt"/>
    </style:style>
    <style:style style:name="P13" style:family="paragraph" style:parent-style-name="Standard">
      <style:paragraph-properties fo:text-align="justify" style:justify-single-word="false"/>
      <style:text-properties fo:font-size="10.5pt" officeooo:rsid="00117b11" officeooo:paragraph-rsid="00238a8c" style:font-size-asian="9.14999961853027pt" style:font-size-complex="10.5pt"/>
    </style:style>
    <style:style style:name="P14" style:family="paragraph" style:parent-style-name="Standard">
      <style:paragraph-properties fo:text-align="justify" style:justify-single-word="false"/>
      <style:text-properties fo:font-size="10.5pt" officeooo:rsid="00117b11" officeooo:paragraph-rsid="0023d280" style:font-size-asian="9.14999961853027pt" style:font-size-complex="10.5pt"/>
    </style:style>
    <style:style style:name="P15" style:family="paragraph" style:parent-style-name="Standard">
      <style:paragraph-properties fo:text-align="justify" style:justify-single-word="false"/>
      <style:text-properties fo:font-size="10.5pt" officeooo:rsid="000ed887" officeooo:paragraph-rsid="000ed887" style:font-size-asian="9.14999961853027pt" style:font-size-complex="10.5pt"/>
    </style:style>
    <style:style style:name="P16" style:family="paragraph" style:parent-style-name="Standard">
      <style:paragraph-properties fo:text-align="justify" style:justify-single-word="false"/>
      <style:text-properties fo:font-size="10.5pt" officeooo:rsid="000ed887" officeooo:paragraph-rsid="001ce08a" style:font-size-asian="9.14999961853027pt" style:font-size-complex="10.5pt"/>
    </style:style>
    <style:style style:name="P17" style:family="paragraph" style:parent-style-name="Standard">
      <style:paragraph-properties fo:text-align="justify" style:justify-single-word="false"/>
      <style:text-properties fo:font-size="10.5pt" officeooo:rsid="000ed887" officeooo:paragraph-rsid="001e1fce" style:font-size-asian="9.14999961853027pt" style:font-size-complex="10.5pt"/>
    </style:style>
    <style:style style:name="P18" style:family="paragraph" style:parent-style-name="Standard">
      <style:paragraph-properties fo:text-align="justify" style:justify-single-word="false"/>
      <style:text-properties fo:color="#000000" fo:font-size="10.5pt" officeooo:paragraph-rsid="001716c7" style:font-size-asian="10.5pt" style:font-size-complex="10.5pt"/>
    </style:style>
    <style:style style:name="P19" style:family="paragraph" style:parent-style-name="Standard">
      <style:paragraph-properties fo:text-align="justify" style:justify-single-word="false"/>
      <style:text-properties fo:font-size="13pt" officeooo:rsid="00117b11" officeooo:paragraph-rsid="00117b11" style:font-size-asian="13pt" style:font-size-complex="13pt"/>
    </style:style>
    <style:style style:name="P20" style:family="paragraph" style:parent-style-name="Standard">
      <style:paragraph-properties fo:text-align="justify" style:justify-single-word="false"/>
      <style:text-properties fo:font-size="13pt" officeooo:rsid="000ecd93" officeooo:paragraph-rsid="000ecd93" style:font-size-asian="13pt" style:font-size-complex="13pt"/>
    </style:style>
    <style:style style:name="T1" style:family="text">
      <style:text-properties officeooo:rsid="001091a6"/>
    </style:style>
    <style:style style:name="T2" style:family="text">
      <style:text-properties officeooo:rsid="0014c4f9"/>
    </style:style>
    <style:style style:name="T3" style:family="text">
      <style:text-properties fo:color="#ff3333"/>
    </style:style>
    <style:style style:name="T4" style:family="text">
      <style:text-properties fo:color="#ff3333" officeooo:rsid="000e5bd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2aeb" style:font-weight-asian="normal" style:font-weight-complex="normal"/>
    </style:style>
    <style:style style:name="T7" style:family="text">
      <style:text-properties fo:font-size="10.5pt" officeooo:rsid="00117b11" style:font-size-asian="9.14999961853027pt" style:font-size-complex="10.5pt"/>
    </style:style>
    <style:style style:name="T8" style:family="text">
      <style:text-properties style:font-name="Noto Sans CJK SC Regular" fo:letter-spacing="normal"/>
    </style:style>
    <style:style style:name="T9" style:family="text">
      <style:text-properties officeooo:rsid="00117b11"/>
    </style:style>
    <style:style style:name="T10" style:family="text">
      <style:text-properties fo:letter-spacing="normal"/>
    </style:style>
    <style:style style:name="T11" style:family="text">
      <style:text-properties fo:letter-spacing="normal" officeooo:rsid="001716c7"/>
    </style:style>
    <style:style style:name="T12" style:family="text">
      <style:text-properties fo:color="#000000" style:font-name="Noto Sans CJK SC Regular" fo:font-size="10.5pt" fo:letter-spacing="normal" style:font-size-asian="10.5pt" style:font-size-complex="10.5pt"/>
    </style:style>
    <style:style style:name="T13" style:family="text">
      <style:text-properties fo:color="#000000" fo:font-size="10.5pt" fo:letter-spacing="normal" style:font-size-asian="10.5pt" style:font-size-complex="10.5pt"/>
    </style:style>
    <style:style style:name="T14" style:family="text">
      <style:text-properties fo:color="#000000" fo:font-size="10.5pt" style:font-size-asian="10.5pt" style:font-size-complex="10.5pt"/>
    </style:style>
    <style:style style:name="T15" style:family="text">
      <style:text-properties fo:color="#000000" style:font-name="Arial Narrow" fo:font-size="10.5pt" fo:letter-spacing="normal" style:font-size-asian="10.5pt" style:font-size-complex="10.5pt"/>
    </style:style>
    <style:style style:name="T16" style:family="text">
      <style:text-properties fo:color="#000000" style:font-name="Arial Narrow" fo:font-size="10.5pt" fo:letter-spacing="normal" officeooo:rsid="0018e0a1" style:font-size-asian="10.5pt" style:font-size-complex="10.5pt"/>
    </style:style>
    <style:style style:name="T17" style:family="text">
      <style:text-properties officeooo:rsid="001a4d95"/>
    </style:style>
    <style:style style:name="T18" style:family="text">
      <style:text-properties officeooo:rsid="001b53ff"/>
    </style:style>
    <style:style style:name="T19" style:family="text">
      <style:text-properties officeooo:rsid="001c641c"/>
    </style:style>
    <style:style style:name="T20" style:family="text">
      <style:text-properties officeooo:rsid="001d13b8"/>
    </style:style>
    <style:style style:name="T21" style:family="text">
      <style:text-properties officeooo:rsid="001e1fce"/>
    </style:style>
    <style:style style:name="T22" style:family="text">
      <style:text-properties officeooo:rsid="002138a0"/>
    </style:style>
    <style:style style:name="T23" style:family="text">
      <style:text-properties officeooo:rsid="00232aeb"/>
    </style:style>
    <style:style style:name="T24" style:family="text">
      <style:text-properties officeooo:rsid="00238a8c"/>
    </style:style>
    <style:style style:name="T25" style:family="text">
      <style:text-properties officeooo:rsid="0023d2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第五次作业分析</text:p>
      <text:p text:style-name="P1"/>
      <text:p text:style-name="P2"><text:tab/><text:span text:style-name="T3">首先我要解释一下这次作业的问题，当做这次作业时，我以书，课件</text:span><text:span text:style-name="T4">PPT，与上网为参考文件。这因为我在沙河没法去上机课，主要原因是我们留学生在学院路还有课，而且我课表与上机课的时间有冲突导致我没法去上上机课。因为当时我没有上上机课，所以当我做作业的时候，有些C语言提供的一些作用我不太明白怎么用，然后我查上网也可以说从上网学习的，可是上网只为参考文件。</text:span></text:p>
      <text:p text:style-name="P2"/>
      <text:p text:style-name="P20">1.猴子选王</text:p>
      <text:p text:style-name="P3"/>
      <text:p text:style-name="P3">void count(int n,int m,int q)</text:p>
      <text:p text:style-name="P3">{</text:p>
      <text:p text:style-name="P3"><text:tab/>LinkList p, r, list = NULL;</text:p>
      <text:p text:style-name="P3"><text:tab/>int i;</text:p>
      <text:p text:style-name="P3"><text:tab/>for ( i = 1; i &lt;= <text:s/>n; i++) //首先i的初值是1，i一直加起来至小于等于n</text:p>
      <text:p text:style-name="P3"><text:tab/>{</text:p>
      <text:p text:style-name="P3"><text:tab/><text:tab/>p <text:s/>= (LinkList)malloc(sizeof(LNode)); //在这里我们先申请一个新的结点</text:p>
      <text:p text:style-name="P3"><text:tab/><text:tab/>p -&gt; data = i; //然后 数据域存放第<text:span text:style-name="T1">i个结点的编号</text:span></text:p>
      <text:p text:style-name="P3"><text:tab/><text:tab/>if(list == NULL) //如果<text:span text:style-name="T1">list等于空的时候</text:span></text:p>
      <text:p text:style-name="P3"><text:tab/><text:tab/><text:tab/>list = p; // 把<text:span text:style-name="T1">p的值存放到list里边。</text:span></text:p>
      <text:p text:style-name="P3"><text:tab/><text:tab/>Else //如果<text:span text:style-name="T1">list不等于空的时候</text:span><text:tab/></text:p>
      <text:p text:style-name="P3"><text:tab/><text:tab/><text:tab/>r-&gt;link = p; <text:s/>//把新的结点链接在链表尾部</text:p>
      <text:p text:style-name="P3"><text:tab/><text:tab/>r = p; </text:p>
      <text:p text:style-name="P3"><text:tab/>}</text:p>
      <text:p text:style-name="P3">//到这里创建了<text:span text:style-name="T21">n</text:span>个循环表</text:p>
      <text:p text:style-name="P3"/>
      <text:p text:style-name="P3"><text:tab/>p-&gt;link = list; </text:p>
      <text:p text:style-name="P3"><text:tab/>p = list;</text:p>
      <text:p text:style-name="P16"><text:tab/>//<text:span text:style-name="T9">然后把链表的最后一个节点指向头节点,构成一个循环链表。</text:span></text:p>
      <text:p text:style-name="P16"><text:tab/></text:p>
      <text:p text:style-name="P16"><text:tab/>for (i = 1; i &lt; q; i++) //i一直加到<text:span text:style-name="T2">i不大于q</text:span></text:p>
      <text:p text:style-name="P3"><text:tab/>{</text:p>
      <text:p text:style-name="P3"><text:tab/><text:tab/>r = p; </text:p>
      <text:p text:style-name="P3"><text:tab/><text:tab/>p = p→link; </text:p>
      <text:p text:style-name="P3"><text:tab/>}</text:p>
      <text:p text:style-name="P3"><text:tab/>//这命令将<text:span text:style-name="T20">p指向第1个出发结点</text:span></text:p>
      <text:p text:style-name="P3"/>
      <text:p text:style-name="P3"><text:tab/>while(p-&gt;link != p)//当<text:span text:style-name="T21">p的下一个链结点的值不等于p</text:span></text:p>
      <text:p text:style-name="P3"><text:tab/>{</text:p>
      <text:p text:style-name="P3"><text:tab/><text:tab/>for (i = 1; i &lt; m; i++)</text:p>
      <text:p text:style-name="P3"><text:tab/><text:tab/>{</text:p>
      <text:p text:style-name="P3"><text:tab/><text:tab/><text:tab/>r = p;</text:p>
      <text:p text:style-name="P3"><text:tab/><text:tab/><text:tab/>p = p-&gt;link;</text:p>
      <text:p text:style-name="P3"><text:tab/><text:tab/>}</text:p>
      <text:p text:style-name="P3"><text:tab/><text:tab/>//<text:span text:style-name="T21">p指向第m个结点，r指向第m-1个结点</text:span></text:p>
      <text:p text:style-name="P17"><text:tab/><text:tab/></text:p>
      <text:p text:style-name="P17"><text:tab/><text:tab/>r-&gt;link = p→link; //删除第<text:span text:style-name="T21">m个结点</text:span></text:p>
      <text:p text:style-name="P3"><text:tab/><text:tab/></text:p>
      <text:p text:style-name="P3"><text:tab/><text:tab/>free(p); //释放被删除的结点的空间</text:p>
      <text:p text:style-name="P3"><text:tab/><text:tab/>p = r→link; //<text:span text:style-name="T21">p指向新的的出发点</text:span></text:p>
      <text:p text:style-name="P3"><text:tab/>}</text:p>
      <text:p text:style-name="P3"><text:tab/>printf("%d",p-&gt;data);</text:p>
      <text:p text:style-name="P3">}</text:p>
      <text:p text:style-name="P19"><text:soft-page-break/>2.多项相乘</text:p>
      <text:p text:style-name="P4"/>
      <text:p text:style-name="P4"/>
      <text:p text:style-name="P4">void multi(struct node *node1, struct node *node2, struct node *node_res)</text:p>
      <text:p text:style-name="P4">{</text:p>
      <text:p text:style-name="P4"><text:tab/>node_res -&gt; coef = (node1 -&gt; coef) * (node2 -&gt; coef);</text:p>
      <text:p text:style-name="P4"><text:tab/>node_res -&gt; exp = (node1 -&gt; exp) + (node2 -&gt; exp);</text:p>
      <text:p text:style-name="P4">}</text:p>
      <text:p text:style-name="P4">//指定相乘的计算<text:span text:style-name="T22">，把系数相乘，然后把幂数相加,把结果存放到node_rs。<text:tab/></text:span></text:p>
      <text:p text:style-name="P4"/>
      <text:p text:style-name="P14">void poly_multi(struct node *poly1, struct node *<text:span text:style-name="T5">node2, struct node *poly_res)</text:span></text:p>
      <text:p text:style-name="P14"><text:span text:style-name="T5">//这函数计算</text:span><text:span text:style-name="T6">poly1*node2.然后存放到poly_res//</text:span></text:p>
      <text:p text:style-name="P4">{</text:p>
      <text:p text:style-name="P4"><text:tab/>struct node *polynode_p = poly1, *resnode_p = poly_res;</text:p>
      <text:p text:style-name="P4"><text:tab/>for (;;)</text:p>
      <text:p text:style-name="P4"><text:tab/>{</text:p>
      <text:p text:style-name="P4"><text:tab/><text:tab/>if (polynode_p -&gt; link != NULL)</text:p>
      <text:p text:style-name="P4"><text:tab/><text:tab/>{</text:p>
      <text:p text:style-name="P4"><text:tab/><text:tab/><text:tab/>multi(polynode_p, node2, resnode_p);</text:p>
      <text:p text:style-name="P4"><text:tab/><text:tab/><text:tab/>resnode_p -&gt; link = (struct node *)malloc(sizeof(struct node));</text:p>
      <text:p text:style-name="P4"><text:tab/><text:tab/><text:tab/>resnode_p = resnode_p -&gt; link;</text:p>
      <text:p text:style-name="P4"><text:tab/><text:tab/><text:tab/>polynode_p = polynode_p -&gt; link;</text:p>
      <text:p text:style-name="P4"><text:tab/><text:tab/>}</text:p>
      <text:p text:style-name="P4"><text:tab/><text:tab/>else</text:p>
      <text:p text:style-name="P4"><text:tab/><text:tab/>{</text:p>
      <text:p text:style-name="P4"><text:tab/><text:tab/><text:tab/>multi(polynode_p, node2, resnode_p);</text:p>
      <text:p text:style-name="P4"><text:tab/><text:tab/><text:tab/>resnode_p -&gt; link = NULL;</text:p>
      <text:p text:style-name="P4"><text:tab/><text:tab/><text:tab/>break;</text:p>
      <text:p text:style-name="P4"><text:tab/><text:tab/>}</text:p>
      <text:p text:style-name="P4"><text:tab/>}</text:p>
      <text:p text:style-name="P4">}</text:p>
      <text:p text:style-name="P4">//首先<text:span text:style-name="T23">polynode_p指向poly1,跟node2相乘，resnode_p指向下面计算的结果。运行multi的函数，然后给resnode_p给一个新的链结点，resnode_p指向它的下一个结点，polynode也是。</text:span></text:p>
      <text:p text:style-name="P4"/>
      <text:p text:style-name="P14">struct node *merge_poly(struct node *poly1, struct node *poly2)</text:p>
      <text:p text:style-name="P14">//这函数是把<text:span text:style-name="T24">poly1和poly2放在一起。</text:span></text:p>
      <text:p text:style-name="P4">{</text:p>
      <text:p text:style-name="P4"><text:tab/>struct node *poly_res = poly1, *poly1_p_tmp = poly1, *poly2_p_tmp = poly2, *poly_res_tmp = poly1;</text:p>
      <text:p text:style-name="P13"><text:tab/>//<text:span text:style-name="T24">poly_res指向poly1的结果，poly1_p_tmp指向poly1拿来比较的，poly2_p_tmp也是，poly_res_tmp指向它最后的比较结果。</text:span></text:p>
      <text:p text:style-name="P13"><text:tab/>if (poly1_p_tmp -&gt; exp &gt; poly2_p_tmp -&gt; exp) //命令<text:span text:style-name="T24">poly1的幂数和poly2的幂数相比较，如果poly1大于poly2它的结果就是poly1.</text:span></text:p>
      <text:p text:style-name="P4"><text:tab/>{</text:p>
      <text:p text:style-name="P4"><text:tab/><text:tab/>poly_res = poly1;</text:p>
      <text:p text:style-name="P4"><text:tab/><text:tab/>poly_res_tmp = poly1;</text:p>
      <text:p text:style-name="P4"><text:tab/><text:tab/>poly1_p_tmp = poly1_p_tmp -&gt; link;</text:p>
      <text:p text:style-name="P4"><text:tab/>}</text:p>
      <text:p text:style-name="P13"><text:tab/>else if (poly1_p_tmp -&gt; exp &lt; poly2_p_tmp -&gt; exp) 命令<text:span text:style-name="T24">poly1的幂数和poly2的幂数相比较，如果poly1大于poly2它的结果就是poly2.</text:span></text:p>
      <text:p text:style-name="P4"><text:tab/>{</text:p>
      <text:p text:style-name="P4"><text:tab/><text:tab/>poly_res = poly2;</text:p>
      <text:p text:style-name="P4"><text:tab/><text:tab/>poly_res_tmp = poly2;</text:p>
      <text:p text:style-name="P4"><text:tab/><text:tab/>poly2_p_tmp = poly2_p_tmp -&gt; link;</text:p>
      <text:p text:style-name="P4"><text:tab/>}</text:p>
      <text:p text:style-name="P13"><text:soft-page-break/><text:tab/></text:p>
      <text:p text:style-name="P13"><text:tab/>else if(poly1_p_tmp -&gt; exp == poly2_p_tmp -&gt; exp) //如果他的幂数相等<text:span text:style-name="T24">，把它的系数相加。</text:span><text:tab/></text:p>
      <text:p text:style-name="P4"><text:tab/>{</text:p>
      <text:p text:style-name="P4"><text:tab/><text:tab/>poly_res = poly1;</text:p>
      <text:p text:style-name="P4"><text:tab/><text:tab/>poly1_p_tmp -&gt; coef += poly2_p_tmp -&gt; coef;</text:p>
      <text:p text:style-name="P4"><text:tab/><text:tab/>poly_res_tmp = poly1;</text:p>
      <text:p text:style-name="P4"><text:tab/><text:tab/>poly1_p_tmp = poly1_p_tmp -&gt; link;</text:p>
      <text:p text:style-name="P4"><text:tab/><text:tab/>struct node *tmp = poly2_p_tmp;</text:p>
      <text:p text:style-name="P4"><text:tab/><text:tab/>poly2_p_tmp = poly2_p_tmp -&gt; link;</text:p>
      <text:p text:style-name="P4"><text:tab/><text:tab/>free(tmp); <text:s/></text:p>
      <text:p text:style-name="P4"><text:tab/>}</text:p>
      <text:p text:style-name="P13"/>
      <text:p text:style-name="P4"><text:tab/>while(poly1_p_tmp != NULL &amp;&amp; poly2_p_tmp != NULL)//跟上面的一样<text:span text:style-name="T25">，但是在这当它们不等于空的时候</text:span></text:p>
      <text:p text:style-name="P4"><text:tab/>{</text:p>
      <text:p text:style-name="P4"><text:tab/><text:tab/>if (poly1_p_tmp -&gt; exp &gt; poly2_p_tmp -&gt; exp)</text:p>
      <text:p text:style-name="P4"><text:tab/><text:tab/>{</text:p>
      <text:p text:style-name="P4"><text:tab/><text:tab/><text:tab/>poly_res_tmp -&gt; link = poly1_p_tmp;</text:p>
      <text:p text:style-name="P4"><text:tab/><text:tab/><text:tab/>poly_res_tmp = poly1_p_tmp;</text:p>
      <text:p text:style-name="P4"><text:tab/><text:tab/><text:tab/>poly1_p_tmp = poly1_p_tmp -&gt; link;</text:p>
      <text:p text:style-name="P4"><text:tab/><text:tab/>}</text:p>
      <text:p text:style-name="P4"><text:tab/><text:tab/>else if (poly1_p_tmp -&gt; exp &lt; poly2_p_tmp -&gt; exp)</text:p>
      <text:p text:style-name="P4"><text:tab/><text:tab/>{</text:p>
      <text:p text:style-name="P4"><text:tab/><text:tab/><text:tab/>poly_res_tmp -&gt; link = poly2_p_tmp;</text:p>
      <text:p text:style-name="P4"><text:tab/><text:tab/><text:tab/>poly_res_tmp = poly2_p_tmp;</text:p>
      <text:p text:style-name="P4"><text:tab/><text:tab/><text:tab/>poly2_p_tmp = poly2_p_tmp -&gt; link;</text:p>
      <text:p text:style-name="P4"><text:tab/><text:tab/>}</text:p>
      <text:p text:style-name="P4"><text:tab/><text:tab/>else if (poly1_p_tmp -&gt; exp == poly2_p_tmp -&gt; exp)</text:p>
      <text:p text:style-name="P4"><text:tab/><text:tab/>{</text:p>
      <text:p text:style-name="P4"><text:tab/><text:tab/><text:tab/>poly1_p_tmp -&gt; coef += poly2_p_tmp -&gt; coef;</text:p>
      <text:p text:style-name="P4"><text:tab/><text:tab/><text:tab/>poly_res_tmp -&gt; link = poly1_p_tmp;</text:p>
      <text:p text:style-name="P4"><text:tab/><text:tab/><text:tab/>poly_res_tmp = poly1_p_tmp;</text:p>
      <text:p text:style-name="P4"><text:tab/><text:tab/><text:tab/>poly1_p_tmp = poly1_p_tmp -&gt; link;</text:p>
      <text:p text:style-name="P4"/>
      <text:p text:style-name="P4"><text:tab/><text:tab/><text:tab/>struct node *tmp = poly2_p_tmp;</text:p>
      <text:p text:style-name="P4"><text:tab/><text:tab/><text:tab/>poly2_p_tmp = poly2_p_tmp -&gt; link;</text:p>
      <text:p text:style-name="P4"><text:tab/><text:tab/><text:tab/>free(tmp); </text:p>
      <text:p text:style-name="P4"><text:tab/><text:tab/>}</text:p>
      <text:p text:style-name="P4"><text:tab/>}</text:p>
      <text:p text:style-name="P4"/>
      <text:p text:style-name="P4"><text:tab/></text:p>
      <text:p text:style-name="P4">struct node *poly_multi_poly(struct node *poly1, struct node *poly2)//在这函数计算<text:span text:style-name="T25">poly1和poly2的相乘结果</text:span></text:p>
      <text:p text:style-name="P4">{</text:p>
      <text:p text:style-name="P4"><text:tab/>struct node *node2_tmp = poly2; //<text:span text:style-name="T25">node2_tmp指向poly2要跟poly1相乘</text:span></text:p>
      <text:p text:style-name="P4"><text:tab/>struct node *poly_p_res = (struct node *)malloc(sizeof(struct node));</text:p>
      <text:p text:style-name="P4"><text:tab/>poly_multi(poly1, node2_tmp, poly_p_res); //指向上面函数的最后放在一起的计算结果</text:p>
      <text:p text:style-name="P4"><text:tab/>struct node *poly_p_tmp = (struct node *)malloc(sizeof(struct node));</text:p>
      <text:p text:style-name="P4"><text:tab/>node2_tmp = node2_tmp -&gt; link; <text:s/>//<text:span text:style-name="T25">node2_tmp指向它下一个的链结点</text:span></text:p>
      <text:p text:style-name="P14"><text:tab/></text:p>
      <text:p text:style-name="P14"><text:tab/>if (node2_tmp != NULL)</text:p>
      <text:p text:style-name="P4"><text:tab/>{</text:p>
      <text:p text:style-name="P4"><text:tab/><text:tab/>for (;;)</text:p>
      <text:p text:style-name="P4"><text:tab/><text:tab/>{<text:tab/></text:p>
      <text:p text:style-name="P4"><text:tab/><text:tab/><text:tab/>poly_multi(poly1, node2_tmp, poly_p_tmp);</text:p>
      <text:p text:style-name="P4"><text:tab/><text:tab/><text:tab/>poly_p_res = merge_poly(poly_p_res,poly_p_tmp);</text:p>
      <text:p text:style-name="P4"><text:tab/><text:tab/><text:tab/>if (node2_tmp -&gt; link != NULL)</text:p>
      <text:p text:style-name="P4"><text:soft-page-break/><text:tab/><text:tab/><text:tab/>{</text:p>
      <text:p text:style-name="P4"><text:tab/><text:tab/><text:tab/><text:tab/>poly_p_tmp = (struct node *)malloc(sizeof(struct node));</text:p>
      <text:p text:style-name="P4"><text:tab/><text:tab/><text:tab/><text:tab/>node2_tmp = node2_tmp -&gt; link;</text:p>
      <text:p text:style-name="P4"><text:tab/><text:tab/><text:tab/>}</text:p>
      <text:p text:style-name="P4"><text:tab/><text:tab/><text:tab/>else break;</text:p>
      <text:p text:style-name="P4"><text:tab/><text:tab/>}</text:p>
      <text:p text:style-name="P4"><text:tab/>}</text:p>
      <text:p text:style-name="P4"><text:tab/>return poly_p_res;</text:p>
      <text:p text:style-name="P4">}</text:p>
      <text:p text:style-name="P4"/>
      <text:p text:style-name="P4"/>
      <text:p text:style-name="P4"><text:tab/>for(node_tmp = poly1_head;;)</text:p>
      <text:p text:style-name="P4"><text:tab/>{</text:p>
      <text:p text:style-name="P4"><text:tab/><text:tab/>scanf("%d %d%c" ,&amp;coef_tmp,&amp;exp_tmp,&amp;lf);</text:p>
      <text:p text:style-name="P4"><text:tab/><text:tab/>node_tmp -&gt; coef = coef_tmp;</text:p>
      <text:p text:style-name="P4"><text:tab/><text:tab/>node_tmp -&gt; exp = exp_tmp;</text:p>
      <text:p text:style-name="P4"/>
      <text:p text:style-name="P4"><text:tab/><text:tab/>if (lf != '\n')</text:p>
      <text:p text:style-name="P4"><text:tab/><text:tab/>{</text:p>
      <text:p text:style-name="P4"><text:tab/><text:tab/><text:tab/>node_tmp -&gt; link = (struct node *)malloc(sizeof(struct node));</text:p>
      <text:p text:style-name="P4"><text:tab/><text:tab/><text:tab/>node_tmp = node_tmp -&gt; link;</text:p>
      <text:p text:style-name="P4"><text:tab/><text:tab/>}</text:p>
      <text:p text:style-name="P4"><text:tab/><text:tab/>else</text:p>
      <text:p text:style-name="P4"><text:tab/><text:tab/>{</text:p>
      <text:p text:style-name="P4"><text:tab/><text:tab/><text:tab/>node_tmp -&gt; link = NULL;</text:p>
      <text:p text:style-name="P4"><text:tab/><text:tab/><text:tab/>break;</text:p>
      <text:p text:style-name="P4"><text:tab/><text:tab/>}</text:p>
      <text:p text:style-name="P4"><text:tab/>}</text:p>
      <text:p text:style-name="P12"><text:tab/>//命令输入<text:span text:style-name="T25">poly1_head的数据（第一个一元多项的数据）</text:span></text:p>
      <text:p text:style-name="P12"><text:tab/></text:p>
      <text:p text:style-name="P12"><text:tab/>for(node_tmp = poly2_head;;)</text:p>
      <text:p text:style-name="P4"><text:tab/>{</text:p>
      <text:p text:style-name="P4"><text:tab/><text:tab/>scanf("%d %d%c",&amp;coef_tmp,&amp;exp_tmp,&amp;lf);</text:p>
      <text:p text:style-name="P4"><text:tab/><text:tab/>node_tmp -&gt; coef = coef_tmp;</text:p>
      <text:p text:style-name="P4"><text:tab/><text:tab/>node_tmp -&gt; exp = exp_tmp;</text:p>
      <text:p text:style-name="P4"/>
      <text:p text:style-name="P4"><text:tab/><text:tab/>if (lf != '\n')</text:p>
      <text:p text:style-name="P4"><text:tab/><text:tab/>{</text:p>
      <text:p text:style-name="P4"><text:tab/><text:tab/><text:tab/>node_tmp -&gt; link =(struct node *)malloc(sizeof(struct node));</text:p>
      <text:p text:style-name="P4"><text:tab/><text:tab/><text:tab/>node_tmp = node_tmp -&gt; link;</text:p>
      <text:p text:style-name="P4"><text:tab/><text:tab/>}</text:p>
      <text:p text:style-name="P4"><text:tab/><text:tab/>else</text:p>
      <text:p text:style-name="P4"><text:tab/><text:tab/>{</text:p>
      <text:p text:style-name="P4"><text:tab/><text:tab/><text:tab/>node_tmp -&gt; link = NULL;</text:p>
      <text:p text:style-name="P4"><text:tab/><text:tab/><text:tab/>break;</text:p>
      <text:p text:style-name="P4"><text:tab/><text:tab/>}</text:p>
      <text:p text:style-name="P4"><text:tab/>}</text:p>
      <text:p text:style-name="P14"><text:tab/>// 命令输入<text:span text:style-name="T25">poly2_head的数据（第二个一元多项的数据）</text:span></text:p>
      <text:p text:style-name="P4"/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text:tab/>res = poly_multi_poly(poly1_head,poly2_head);</text:p>
      <text:p text:style-name="P4"><text:tab/>while(res != NULL)</text:p>
      <text:p text:style-name="P4"><text:tab/>{</text:p>
      <text:p text:style-name="P4"><text:tab/><text:tab/>printf("%d %d ",res -&gt; coef,res -&gt; exp);</text:p>
      <text:p text:style-name="P4"><text:tab/><text:tab/>res = res -&gt; link;</text:p>
      <text:p text:style-name="P12"><text:tab/>}</text:p>
      <text:p text:style-name="P12"><text:tab/>//<text:span text:style-name="T25">res执行poly_multi的函数，然后当res不等于空的时候，它输出它的结果，然后res指向它的下一个链结点。</text:span></text:p>
      <text:p text:style-name="P4"/>
      <text:p text:style-name="P4"/>
      <text:p text:style-name="P4"/>
      <text:p text:style-name="P19">3.输出文件的末尾行</text:p>
      <text:p text:style-name="P4"><text:s/>if(argc == 3 &amp;&amp; argv[1][0] == '-')</text:p>
      <text:p text:style-name="P4"><text:s/>{</text:p>
      <text:p text:style-name="P4"><text:s/><text:tab/>n = atoi(argv[1]+1); //将字符类型的n转换为整数类型的n</text:p>
      <text:p text:style-name="P4"><text:s/><text:tab/>filename = argv[2];</text:p>
      <text:p text:style-name="P4"><text:s/>}</text:p>
      <text:p text:style-name="P18"><text:span text:style-name="T9"><text:s/>//这</text:span><text:span text:style-name="T8">命令行输入中指定打印行</text:span><text:span text:style-name="T10">数时，获取行数及文件名，然后把文件名存放在filename,行数存放在</text:span><text:span text:style-name="T11">n</text:span></text:p>
      <text:p text:style-name="P7"/>
      <text:p text:style-name="P7"/>
      <text:p text:style-name="P7">else if(argc == 2)</text:p>
      <text:p text:style-name="P4"><text:s/>{</text:p>
      <text:p text:style-name="P4"><text:s/><text:tab/><text:tab/>filename = argv[1];</text:p>
      <text:p text:style-name="P4"><text:s/>}</text:p>
      <text:p text:style-name="P4"><text:s/>else</text:p>
      <text:p text:style-name="P4"><text:s/>{</text:p>
      <text:p text:style-name="P4"><text:s/><text:tab/>printf("Usage : tail [-n] filename \n");</text:p>
      <text:p text:style-name="P4"><text:tab/>return(1);</text:p>
      <text:p text:style-name="P4"><text:s/>}</text:p>
      <text:p text:style-name="P5"><text:span text:style-name="T7"><text:s/>//这</text:span><text:span text:style-name="T12">命令行输入中没有指定打</text:span><text:span text:style-name="T13">印行数时，获取文件名，此时行数为缺省</text:span><text:span text:style-name="T15">10，</text:span><text:span text:style-name="T16">n的缺省值为10，从define定义的。</text:span></text:p>
      <text:p text:style-name="P5"><text:span text:style-name="T7"><text:tab/></text:span></text:p>
      <text:p text:style-name="P4"><text:s/>if((fp = fopen(filename,"r")) == NULL)</text:p>
      <text:p text:style-name="P4"><text:s/>{</text:p>
      <text:p text:style-name="P4"><text:s/><text:tab/>printf("can't open file: %s !\n",filename);</text:p>
      <text:p text:style-name="P4"><text:s/><text:tab/>return(-1);</text:p>
      <text:p text:style-name="P4"><text:s/>}</text:p>
      <text:p text:style-name="P4">//这命令是检查文件里边是否空，空的话就输出 can’t open file...</text:p>
      <text:p text:style-name="P8"><text:s/><text:tab/></text:p>
      <text:p text:style-name="P10">list = ptr = (struct tail *)malloc(sizeof(struct tail)); //在list和ptr一个链结点。</text:p>
      <text:p text:style-name="P8">ptr -&gt; line = NULL; //ptr-&gt;line为空</text:p>
      <text:p text:style-name="P4">for (i = 1; i &lt; n; i++)</text:p>
      <text:p text:style-name="P4">{</text:p>
      <text:p text:style-name="P4"><text:tab/>ptr -&gt; link = (struct tail *)malloc(sizeof(struct tail));在list申请一个链结点</text:p>
      <text:p text:style-name="P4"><text:s/><text:tab/>ptr = ptr -&gt; link; 指针<text:span text:style-name="T17">ptr指向下一个链结点</text:span></text:p>
      <text:p text:style-name="P4"><text:tab/>ptr -&gt; line = NULL; </text:p>
      <text:p text:style-name="P4">} </text:p>
      <text:p text:style-name="P4">ptr -&gt; link = list; </text:p>
      <text:p text:style-name="P4">ptr = list;</text:p>
      <text:p text:style-name="P10">//创建循环链表,然后把<text:span text:style-name="T18">链表的最后一个节点指向头节点,构成一个循环链表。</text:span></text:p>
      <text:p text:style-name="P9"/>
      <text:p text:style-name="P9">while(fgets(curline, MAXLEN, fp) != NULL)</text:p>
      <text:p text:style-name="P4">{</text:p>
      <text:p text:style-name="P4"><text:s/><text:tab/>if(ptr -&gt; line != NULL)</text:p>
      <text:p text:style-name="P11"><text:soft-page-break/><text:s/><text:tab/>free(ptr→line); //要是ptr→line<text:span text:style-name="T19"> 不是空的话，释放</text:span>ptr→line 的空间</text:p>
      <text:p text:style-name="P4"><text:s/><text:tab/>ptr-&gt;line = (char *)malloc(strlen(curline)+1);</text:p>
      <text:p text:style-name="P4"><text:s/><text:tab/>strcpy(ptr-&gt;line,curline);</text:p>
      <text:p text:style-name="P4"><text:s/><text:tab/>ptr=ptr-&gt;link;</text:p>
      <text:p text:style-name="P4">}</text:p>
      <text:p text:style-name="P8">//从文本文件中读一行放入<text:span text:style-name="T18">curline中，把读到的一行放入到链结点的数据域，然后ptr指向下一个链结点</text:span></text:p>
      <text:p text:style-name="P8"/>
      <text:p text:style-name="P8"/>
      <text:p text:style-name="P8"/>
      <text:p text:style-name="P8"/>
      <text:p text:style-name="P8"><text:tab/></text:p>
      <text:p text:style-name="P8">for (i = 0; i &lt; n; i++)</text:p>
      <text:p text:style-name="P4">{</text:p>
      <text:p text:style-name="P4"><text:s/><text:tab/>if (ptr -&gt; line != NULL)</text:p>
      <text:p text:style-name="P4"><text:s/><text:tab/>{</text:p>
      <text:p text:style-name="P4"><text:s/><text:tab/><text:tab/>printf("%s",ptr -&gt; line);</text:p>
      <text:p text:style-name="P4"><text:s/><text:tab/><text:tab/>ptr = ptr -&gt; link;</text:p>
      <text:p text:style-name="P4"><text:s/><text:tab/>}</text:p>
      <text:p text:style-name="P4">}</text:p>
      <text:p text:style-name="P11">//若ptr→line<text:span text:style-name="T19"> 不是空，</text:span>命令打印文本文件的一行<text:span text:style-name="T19">，ptr指向下一个链结点。</text:span></text:p>
      <text:p text:style-name="P4"/>
      <text:p text:style-name="P4"><text:s/>fclose(fp);</text:p>
      <text:p text:style-name="P4"><text:s/>return 0;</text:p>
      <text:p text:style-name="P4"><text:s/>}</text:p>
      <text:p text:style-name="P4">//关闭文件<text:span text:style-name="T19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 Narrow" svg:font-family="'Arial Narro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1__5f_标题幻灯片_7e_LT_7e_Gliederung_20_1" style:display-name="1_标题幻灯片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标题幻灯片_7e_LT_7e_Gliederung_20_2" style:display-name="1_标题幻灯片~LT~Gliederung 2" style:family="paragraph" style:parent-style-name="_31__5f_标题幻灯片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1__5f_标题幻灯片_7e_LT_7e_Gliederung_20_3" style:display-name="1_标题幻灯片~LT~Gliederung 3" style:family="paragraph" style:parent-style-name="_31__5f_标题幻灯片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标题幻灯片_7e_LT_7e_Gliederung_20_4" style:display-name="1_标题幻灯片~LT~Gliederung 4" style:family="paragraph" style:parent-style-name="_31__5f_标题幻灯片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标题幻灯片_7e_LT_7e_Gliederung_20_5" style:display-name="1_标题幻灯片~LT~Gliederung 5" style:family="paragraph" style:parent-style-name="_31__5f_标题幻灯片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标题幻灯片_7e_LT_7e_Gliederung_20_6" style:display-name="1_标题幻灯片~LT~Gliederung 6" style:family="paragraph" style:parent-style-name="_31__5f_标题幻灯片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标题幻灯片_7e_LT_7e_Gliederung_20_7" style:display-name="1_标题幻灯片~LT~Gliederung 7" style:family="paragraph" style:parent-style-name="_31__5f_标题幻灯片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标题幻灯片_7e_LT_7e_Gliederung_20_8" style:display-name="1_标题幻灯片~LT~Gliederung 8" style:family="paragraph" style:parent-style-name="_31__5f_标题幻灯片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标题幻灯片_7e_LT_7e_Gliederung_20_9" style:display-name="1_标题幻灯片~LT~Gliederung 9" style:family="paragraph" style:parent-style-name="_31__5f_标题幻灯片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标题幻灯片_7e_LT_7e_Titel" style:display-name="1_标题幻灯片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标题幻灯片_7e_LT_7e_Untertitel" style:display-name="1_标题幻灯片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标题幻灯片_7e_LT_7e_Notizen" style:display-name="1_标题幻灯片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标题幻灯片_7e_LT_7e_Hintergrundobjekte" style:display-name="1_标题幻灯片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标题幻灯片_7e_LT_7e_Hintergrund" style:display-name="1_标题幻灯片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空白_7e_LT_7e_Gliederung_20_1" style:display-name="空白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空白_7e_LT_7e_Gliederung_20_2" style:display-name="空白~LT~Gliederung 2" style:family="paragraph" style:parent-style-name="空白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空白_7e_LT_7e_Gliederung_20_3" style:display-name="空白~LT~Gliederung 3" style:family="paragraph" style:parent-style-name="空白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空白_7e_LT_7e_Gliederung_20_4" style:display-name="空白~LT~Gliederung 4" style:family="paragraph" style:parent-style-name="空白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空白_7e_LT_7e_Gliederung_20_5" style:display-name="空白~LT~Gliederung 5" style:family="paragraph" style:parent-style-name="空白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空白_7e_LT_7e_Gliederung_20_6" style:display-name="空白~LT~Gliederung 6" style:family="paragraph" style:parent-style-name="空白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空白_7e_LT_7e_Gliederung_20_7" style:display-name="空白~LT~Gliederung 7" style:family="paragraph" style:parent-style-name="空白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空白_7e_LT_7e_Gliederung_20_8" style:display-name="空白~LT~Gliederung 8" style:family="paragraph" style:parent-style-name="空白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空白_7e_LT_7e_Gliederung_20_9" style:display-name="空白~LT~Gliederung 9" style:family="paragraph" style:parent-style-name="空白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空白_7e_LT_7e_Titel" style:display-name="空白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空白_7e_LT_7e_Untertitel" style:display-name="空白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空白_7e_LT_7e_Notizen" style:display-name="空白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空白_7e_LT_7e_Hintergrundobjekte" style:display-name="空白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空白_7e_LT_7e_Hintergrund" style:display-name="空白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标题和内容_7e_LT_7e_Gliederung_20_1" style:display-name="标题和内容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和内容_7e_LT_7e_Gliederung_20_2" style:display-name="标题和内容~LT~Gliederung 2" style:family="paragraph" style:parent-style-name="标题和内容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标题和内容_7e_LT_7e_Gliederung_20_3" style:display-name="标题和内容~LT~Gliederung 3" style:family="paragraph" style:parent-style-name="标题和内容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4" style:display-name="标题和内容~LT~Gliederung 4" style:family="paragraph" style:parent-style-name="标题和内容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5" style:display-name="标题和内容~LT~Gliederung 5" style:family="paragraph" style:parent-style-name="标题和内容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6" style:display-name="标题和内容~LT~Gliederung 6" style:family="paragraph" style:parent-style-name="标题和内容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7" style:display-name="标题和内容~LT~Gliederung 7" style:family="paragraph" style:parent-style-name="标题和内容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8" style:display-name="标题和内容~LT~Gliederung 8" style:family="paragraph" style:parent-style-name="标题和内容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9" style:display-name="标题和内容~LT~Gliederung 9" style:family="paragraph" style:parent-style-name="标题和内容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Titel" style:display-name="标题和内容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和内容_7e_LT_7e_Untertitel" style:display-name="标题和内容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和内容_7e_LT_7e_Notizen" style:display-name="标题和内容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和内容_7e_LT_7e_Hintergrundobjekte" style:display-name="标题和内容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标题和内容_7e_LT_7e_Hintergrund" style:display-name="标题和内容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仅标题_7e_LT_7e_Gliederung_20_1" style:display-name="仅标题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仅标题_7e_LT_7e_Gliederung_20_2" style:display-name="仅标题~LT~Gliederung 2" style:family="paragraph" style:parent-style-name="仅标题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仅标题_7e_LT_7e_Gliederung_20_3" style:display-name="仅标题~LT~Gliederung 3" style:family="paragraph" style:parent-style-name="仅标题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仅标题_7e_LT_7e_Gliederung_20_4" style:display-name="仅标题~LT~Gliederung 4" style:family="paragraph" style:parent-style-name="仅标题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仅标题_7e_LT_7e_Gliederung_20_5" style:display-name="仅标题~LT~Gliederung 5" style:family="paragraph" style:parent-style-name="仅标题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仅标题_7e_LT_7e_Gliederung_20_6" style:display-name="仅标题~LT~Gliederung 6" style:family="paragraph" style:parent-style-name="仅标题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仅标题_7e_LT_7e_Gliederung_20_7" style:display-name="仅标题~LT~Gliederung 7" style:family="paragraph" style:parent-style-name="仅标题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仅标题_7e_LT_7e_Gliederung_20_8" style:display-name="仅标题~LT~Gliederung 8" style:family="paragraph" style:parent-style-name="仅标题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仅标题_7e_LT_7e_Gliederung_20_9" style:display-name="仅标题~LT~Gliederung 9" style:family="paragraph" style:parent-style-name="仅标题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仅标题_7e_LT_7e_Titel" style:display-name="仅标题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仅标题_7e_LT_7e_Untertitel" style:display-name="仅标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仅标题_7e_LT_7e_Notizen" style:display-name="仅标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仅标题_7e_LT_7e_Hintergrundobjekte" style:display-name="仅标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仅标题_7e_LT_7e_Hintergrund" style:display-name="仅标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内容_7e_LT_7e_Gliederung_20_1" style:display-name="内容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内容_7e_LT_7e_Gliederung_20_2" style:display-name="内容~LT~Gliederung 2" style:family="paragraph" style:parent-style-name="内容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内容_7e_LT_7e_Gliederung_20_3" style:display-name="内容~LT~Gliederung 3" style:family="paragraph" style:parent-style-name="内容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内容_7e_LT_7e_Gliederung_20_4" style:display-name="内容~LT~Gliederung 4" style:family="paragraph" style:parent-style-name="内容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内容_7e_LT_7e_Gliederung_20_5" style:display-name="内容~LT~Gliederung 5" style:family="paragraph" style:parent-style-name="内容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内容_7e_LT_7e_Gliederung_20_6" style:display-name="内容~LT~Gliederung 6" style:family="paragraph" style:parent-style-name="内容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内容_7e_LT_7e_Gliederung_20_7" style:display-name="内容~LT~Gliederung 7" style:family="paragraph" style:parent-style-name="内容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内容_7e_LT_7e_Gliederung_20_8" style:display-name="内容~LT~Gliederung 8" style:family="paragraph" style:parent-style-name="内容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内容_7e_LT_7e_Gliederung_20_9" style:display-name="内容~LT~Gliederung 9" style:family="paragraph" style:parent-style-name="内容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内容_7e_LT_7e_Titel" style:display-name="内容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内容_7e_LT_7e_Untertitel" style:display-name="内容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内容_7e_LT_7e_Notizen" style:display-name="内容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内容_7e_LT_7e_Hintergrundobjekte" style:display-name="内容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内容_7e_LT_7e_Hintergrund" style:display-name="内容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03:15:54.950311425</meta:creation-date>
    <meta:editing-duration>PT10H33M55S</meta:editing-duration>
    <meta:editing-cycles>6</meta:editing-cycles>
    <meta:generator>LibreOffice/5.1.6.2$Linux_X86_64 LibreOffice_project/10m0$Build-2</meta:generator>
    <dc:date>2017-05-18T21:27:30.459825469</dc:date>
    <meta:document-statistic meta:table-count="0" meta:image-count="0" meta:object-count="0" meta:page-count="6" meta:paragraph-count="253" meta:word-count="1830" meta:character-count="6133" meta:non-whitespace-character-count="5188"/>
  </office:meta>
</office:document-meta>
</file>